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59d691" officeooo:paragraph-rsid="0059d6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Falcon 180b jest na ten moment najlepszą alternatywą dla GPT3.5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23T13:36:23.714815374</dc:date>
    <meta:editing-duration>P1DT3H17M50S</meta:editing-duration>
    <meta:editing-cycles>52</meta:editing-cycles>
    <meta:document-statistic meta:table-count="0" meta:image-count="0" meta:object-count="0" meta:page-count="1" meta:paragraph-count="1" meta:word-count="11" meta:character-count="65" meta:non-whitespace-character-count="55"/>
  </office:meta>
</office:document-meta>
</file>